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2.117cm" style:use-optimal-column-width="true" fo:break-before="auto"/>
    </style:style>
    <style:style style:family="table-column" style:name="co3">
      <style:table-column-properties style:column-width="9.684cm" style:use-optimal-column-width="true" fo:break-before="auto"/>
    </style:style>
    <style:style style:family="table-column" style:name="co4">
      <style:table-column-properties style:column-width="9.42cm" style:use-optimal-column-width="true" fo:break-before="auto"/>
    </style:style>
    <style:style style:family="table-row" style:name="ro2">
      <style:table-row-properties style:row-height="14.25pt" style:use-optimal-row-height="true" fo:break-before="auto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family="table-row" style:name="ro5">
      <style:table-row-properties style:row-height="14.25pt" style:use-optimal-row-height="true" fo:break-before="auto"/>
    </style:style>
    <style:style style:family="table-row" style:name="ro6">
      <style:table-row-properties style:row-height="14.25pt" style:use-optimal-row-height="true" fo:break-before="auto"/>
    </style:style>
    <style:style style:family="table-row" style:name="ro7">
      <style:table-row-properties style:row-height="14.25pt" style:use-optimal-row-height="true" fo:break-before="auto"/>
    </style:style>
    <style:style style:family="table-row" style:name="ro8">
      <style:table-row-properties style:row-height="14.25pt" style:use-optimal-row-height="true" fo:break-before="auto"/>
    </style:style>
    <style:style style:family="table-row" style:name="ro9">
      <style:table-row-properties style:row-height="14.25pt" style:use-optimal-row-height="true" fo:break-before="auto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family="table-row" style:name="ro15">
      <style:table-row-properties style:row-height="14.25pt" style:use-optimal-row-height="true" fo:break-before="auto"/>
    </style:style>
    <style:style style:family="table-row" style:name="ro16">
      <style:table-row-properties style:row-height="14.25pt" style:use-optimal-row-height="true" fo:break-before="auto"/>
    </style:style>
    <style:style style:family="table-row" style:name="ro17">
      <style:table-row-properties style:row-height="14.25pt" style:use-optimal-row-height="true" fo:break-before="auto"/>
    </style:style>
    <style:style style:family="table-row" style:name="ro18">
      <style:table-row-properties style:row-height="14.25pt" style:use-optimal-row-height="true" fo:break-before="auto"/>
    </style:style>
    <style:style style:family="table-row" style:name="ro19">
      <style:table-row-properties style:row-height="14.25pt" style:use-optimal-row-height="true" fo:break-before="auto"/>
    </style:style>
    <style:style style:family="table-row" style:name="ro20">
      <style:table-row-properties style:row-height="14.25pt" style:use-optimal-row-height="true" fo:break-before="auto"/>
    </style:style>
    <style:style style:family="table-row" style:name="ro21">
      <style:table-row-properties style:row-height="14.25pt" style:use-optimal-row-height="true" fo:break-before="auto"/>
    </style:style>
    <style:style style:family="table-row" style:name="ro22">
      <style:table-row-properties style:row-height="14.25pt" style:use-optimal-row-height="true" fo:break-before="auto"/>
    </style:style>
    <style:style style:family="table-row" style:name="ro23">
      <style:table-row-properties style:row-height="14.25pt" style:use-optimal-row-height="true" fo:break-before="auto"/>
    </style:style>
    <style:style style:family="table-row" style:name="ro24">
      <style:table-row-properties style:row-height="14.25pt" style:use-optimal-row-height="true" fo:break-before="auto"/>
    </style:style>
    <style:style style:family="table-row" style:name="ro25">
      <style:table-row-properties style:row-height="14.25pt" style:use-optimal-row-height="true" fo:break-before="auto"/>
    </style:style>
    <style:style style:family="table-row" style:name="ro26">
      <style:table-row-properties style:row-height="14.25pt" style:use-optimal-row-height="true" fo:break-before="auto"/>
    </style:style>
    <style:style style:family="table-row" style:name="ro27">
      <style:table-row-properties style:row-height="14.25pt" style:use-optimal-row-height="true" fo:break-before="auto"/>
    </style:style>
    <style:style style:family="table-row" style:name="ro28">
      <style:table-row-properties style:row-height="14.25pt" style:use-optimal-row-height="true" fo:break-before="auto"/>
    </style:style>
    <style:style style:family="table-row" style:name="ro29">
      <style:table-row-properties style:row-height="14.25pt" style:use-optimal-row-height="true" fo:break-before="auto"/>
    </style:style>
    <style:style style:family="table-row" style:name="ro30">
      <style:table-row-properties style:row-height="14.25pt" style:use-optimal-row-height="true" fo:break-before="auto"/>
    </style:style>
    <style:style style:family="table-row" style:name="ro31">
      <style:table-row-properties style:row-height="14.25pt" style:use-optimal-row-height="true" fo:break-before="auto"/>
    </style:style>
    <style:style style:family="table-row" style:name="ro32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1" table:default-cell-style-name="Normal"/>
        <table:table-column table:style-name="co2" table:default-cell-style-name="Normal"/>
        <table:table-column table:style-name="co3" table:default-cell-style-name="Normal"/>
        <table:table-column table:style-name="co4" table:default-cell-style-name="Normal"/>
        <table:table-column table:number-columns-repeated="1020" table:style-name="co1" table:default-cell-style-name="Normal"/>
        <table:table-row table:style-name="ro2">
          <table:table-cell office:value-type="string">
            <text:p>ID</text:p>
          </table:table-cell>
          <table:table-cell office:value-type="string">
            <text:p>IP</text:p>
          </table:table-cell>
          <table:table-cell office:value-type="string">
            <text:p>privkey</text:p>
          </table:table-cell>
          <table:table-cell office:value-type="string">
            <text:p>pubkey</text:p>
          </table:table-cell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 10.10.10.1</text:p>
          </table:table-cell>
          <table:table-cell office:value-type="string">
            <text:p> mGzyVjkVQjmk3/fEsLrXW7wKqGYNyFRwBfiqdYPTG3k=</text:p>
          </table:table-cell>
          <table:table-cell office:value-type="string">
            <text:p> yLlGGowUw5i0tyIAvlbKXm1jVBGS1mzkF1YTg09kFRM=</text:p>
          </table:table-cell>
          <table:table-cell table:number-columns-repeated="1024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 10.10.10.2</text:p>
          </table:table-cell>
          <table:table-cell office:value-type="string">
            <text:p> SCFQPVOcP95+l33i8TgVqi3gHfTehEgk1C7ZsfUvo2w=</text:p>
          </table:table-cell>
          <table:table-cell office:value-type="string">
            <text:p> 3zsXQkxH7Kdw1Kkf3UWyJIMTg1zzVhZ+h7DugrUySA4=</text:p>
          </table:table-cell>
          <table:table-cell table:number-columns-repeated="1024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 10.10.10.3</text:p>
          </table:table-cell>
          <table:table-cell office:value-type="string">
            <text:p> KCPjPgUltpACLV4hL9BOiCcfPnrEyQp/CJp8DimabHo=</text:p>
          </table:table-cell>
          <table:table-cell office:value-type="string">
            <text:p> NpwvhLB/umbC3WYfSfcwe8BSm4JD5UV5ry7sZdYjtgc=</text:p>
          </table:table-cell>
          <table:table-cell table:number-columns-repeated="1024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 10.10.10.4</text:p>
          </table:table-cell>
          <table:table-cell office:value-type="string">
            <text:p> eG7E3/PnE6YORco5Uqg1BiD6YR5/9zl9LV6PW+jAU2I=</text:p>
          </table:table-cell>
          <table:table-cell office:value-type="string">
            <text:p> Q6k8mAPLz/pckVWg9OQqpScJPSxH7Ap0MuuNCJ/p1RY=</text:p>
          </table:table-cell>
          <table:table-cell table:number-columns-repeated="1024"/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 10.10.10.5</text:p>
          </table:table-cell>
          <table:table-cell office:value-type="string">
            <text:p> GOd9r7qKb22mvVXe+KDHtRQsn+3s+VHtLUAIXseYbW4=</text:p>
          </table:table-cell>
          <table:table-cell office:value-type="string">
            <text:p> W06XDr8HhbI09Ft8K6MuVBuZ1j5shkjc71V3kRJi80k=</text:p>
          </table:table-cell>
          <table:table-cell table:number-columns-repeated="1024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 10.10.10.6</text:p>
          </table:table-cell>
          <table:table-cell office:value-type="string">
            <text:p> CNXRqj6eAfzDezuolPLK89FsncbraIToN841kVVTL2w=</text:p>
          </table:table-cell>
          <table:table-cell office:value-type="string">
            <text:p> hHQH0ejmhaV+QCVQIlKWE5xqwqppTyAniEHa7YYiuz4=</text:p>
          </table:table-cell>
          <table:table-cell table:number-columns-repeated="1024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 10.10.10.7</text:p>
          </table:table-cell>
          <table:table-cell office:value-type="string">
            <text:p> yApM2EaK+DZmkmSLJXzLM5eyjgydeBTLTuWynRa8ZHc=</text:p>
          </table:table-cell>
          <table:table-cell office:value-type="string">
            <text:p> JZj+J0l8FJwADNEpDOkjQcDgm1MfBwL/kP+NVGnwLAc=</text:p>
          </table:table-cell>
          <table:table-cell table:number-columns-repeated="1024"/>
        </table:table-row>
        <table:table-row table:style-name="ro10">
          <table:table-cell office:value-type="float" office:value="8">
            <text:p>8</text:p>
          </table:table-cell>
          <table:table-cell office:value-type="string">
            <text:p> 10.10.10.8</text:p>
          </table:table-cell>
          <table:table-cell office:value-type="string">
            <text:p> EHcuayCrQE4ugQ6TJZudSpvGCXBteNUIL5wiK+CXKnk=</text:p>
          </table:table-cell>
          <table:table-cell office:value-type="string">
            <text:p> D4fclM5OMF2NDX9RZN6UW4E4JtB4/bZK0ZuTBOn1z2w=</text:p>
          </table:table-cell>
          <table:table-cell table:number-columns-repeated="1024"/>
        </table:table-row>
        <table:table-row table:style-name="ro11">
          <table:table-cell office:value-type="float" office:value="9">
            <text:p>9</text:p>
          </table:table-cell>
          <table:table-cell office:value-type="string">
            <text:p> 10.10.10.9</text:p>
          </table:table-cell>
          <table:table-cell office:value-type="string">
            <text:p> kBCzBEJpG9LE+Dn7NYcjDdzxMS6aI3lLrB/sp94KAX8=</text:p>
          </table:table-cell>
          <table:table-cell office:value-type="string">
            <text:p> k1CHdof2D7Nb12SM6uvhUTpaxEX91xTxVFD05bvPe0w=</text:p>
          </table:table-cell>
          <table:table-cell table:number-columns-repeated="1024"/>
        </table:table-row>
        <table:table-row table:style-name="ro12">
          <table:table-cell office:value-type="float" office:value="10">
            <text:p>10</text:p>
          </table:table-cell>
          <table:table-cell office:value-type="string">
            <text:p> 10.10.10.10</text:p>
          </table:table-cell>
          <table:table-cell office:value-type="string">
            <text:p> GJJErNvvqyiGCcDxP+8ikwL/+jlvFbEzpFHQJ2FOdV4=</text:p>
          </table:table-cell>
          <table:table-cell office:value-type="string">
            <text:p> aQ093cL8YxKAcolsyBnqOhPmAXjsnozDlZLUyqbyY1s=</text:p>
          </table:table-cell>
          <table:table-cell table:number-columns-repeated="1024"/>
        </table:table-row>
        <table:table-row table:style-name="ro13">
          <table:table-cell office:value-type="float" office:value="11">
            <text:p>11</text:p>
          </table:table-cell>
          <table:table-cell office:value-type="string">
            <text:p> 10.10.10.11</text:p>
          </table:table-cell>
          <table:table-cell office:value-type="string">
            <text:p> iIoJfsqCzy0twJE19nGkd1qKjYcAwSTTIj4P371x6Ek=</text:p>
          </table:table-cell>
          <table:table-cell office:value-type="string">
            <text:p> smPJfdYGf0mfEWRkxcF3bCVh+YRDzg6Kz+M4U17dTg8=</text:p>
          </table:table-cell>
          <table:table-cell table:number-columns-repeated="1024"/>
        </table:table-row>
        <table:table-row table:style-name="ro14">
          <table:table-cell office:value-type="float" office:value="12">
            <text:p>12</text:p>
          </table:table-cell>
          <table:table-cell office:value-type="string">
            <text:p> 10.10.10.12</text:p>
          </table:table-cell>
          <table:table-cell office:value-type="string">
            <text:p> KL2fTtgWgg6FnruMCD9+CR0zdbIcBzQgp8Y7vsujq10=</text:p>
          </table:table-cell>
          <table:table-cell office:value-type="string">
            <text:p> NjY6716c27ru/EW/M0iJDE3HgSZ0lwX32NIuZ+lvwHc=</text:p>
          </table:table-cell>
          <table:table-cell table:number-columns-repeated="1024"/>
        </table:table-row>
        <table:table-row table:style-name="ro15">
          <table:table-cell office:value-type="float" office:value="13">
            <text:p>13</text:p>
          </table:table-cell>
          <table:table-cell office:value-type="string">
            <text:p> 10.10.10.13</text:p>
          </table:table-cell>
          <table:table-cell office:value-type="string">
            <text:p> SDSo5FGQyAM+g3oO+HoDXAjQ5jzfcp/YtwhbP57VskI=</text:p>
          </table:table-cell>
          <table:table-cell office:value-type="string">
            <text:p> uWrNQC3k+djdTguSO4G9DvtJboU1MtO4CTHgdYXwKn8=</text:p>
          </table:table-cell>
          <table:table-cell table:number-columns-repeated="1024"/>
        </table:table-row>
        <table:table-row table:style-name="ro16">
          <table:table-cell office:value-type="float" office:value="14">
            <text:p>14</text:p>
          </table:table-cell>
          <table:table-cell office:value-type="string">
            <text:p> 10.10.10.14</text:p>
          </table:table-cell>
          <table:table-cell office:value-type="string">
            <text:p> yEAOSNtG8LGy+/091Ma8kHtq7i6qcaLJcmR7K73DqUc=</text:p>
          </table:table-cell>
          <table:table-cell office:value-type="string">
            <text:p> Z+P8Qq+/zfAJddFIwHnrPnJxA6juDexsRksS1zP51h0=</text:p>
          </table:table-cell>
          <table:table-cell table:number-columns-repeated="1024"/>
        </table:table-row>
        <table:table-row table:style-name="ro17">
          <table:table-cell office:value-type="float" office:value="15">
            <text:p>15</text:p>
          </table:table-cell>
          <table:table-cell office:value-type="string">
            <text:p> 10.10.10.15</text:p>
          </table:table-cell>
          <table:table-cell office:value-type="string">
            <text:p> 4ML9vpGJLyzsvFFlYNrC3aygF0wCnwVWmNt2MXNSzl4=</text:p>
          </table:table-cell>
          <table:table-cell office:value-type="string">
            <text:p> WDoF96Aid3taajDwO+tA5dzcP6yLFeY9ivGX3Ssj1jk=</text:p>
          </table:table-cell>
          <table:table-cell table:number-columns-repeated="1024"/>
        </table:table-row>
        <table:table-row table:style-name="ro18">
          <table:table-cell office:value-type="float" office:value="16">
            <text:p>16</text:p>
          </table:table-cell>
          <table:table-cell office:value-type="string">
            <text:p> 10.10.10.16</text:p>
          </table:table-cell>
          <table:table-cell office:value-type="string">
            <text:p> wF+E+AA6TO3xCFEXj8LMl9mqWsMsLHhjC1vY6GG0CGg=</text:p>
          </table:table-cell>
          <table:table-cell office:value-type="string">
            <text:p> fZyYVS04RoW4aDUCyuBSxPYSaEwrUVpqnmHqsK16PQc=</text:p>
          </table:table-cell>
          <table:table-cell table:number-columns-repeated="1024"/>
        </table:table-row>
        <table:table-row table:style-name="ro19">
          <table:table-cell office:value-type="float" office:value="17">
            <text:p>17</text:p>
          </table:table-cell>
          <table:table-cell office:value-type="string">
            <text:p> 10.10.10.17</text:p>
          </table:table-cell>
          <table:table-cell office:value-type="string">
            <text:p> 8Dshb7jDjQPnL/pgEy3tfSXLgbAGUwUoXEgo6ZNQV1U=</text:p>
          </table:table-cell>
          <table:table-cell office:value-type="string">
            <text:p> NEpNEzu8U/Doc9LMsf0JX4mqCeK9TGX6ks9QfU0kohk=</text:p>
          </table:table-cell>
          <table:table-cell table:number-columns-repeated="1024"/>
        </table:table-row>
        <table:table-row table:style-name="ro20">
          <table:table-cell office:value-type="float" office:value="18">
            <text:p>18</text:p>
          </table:table-cell>
          <table:table-cell office:value-type="string">
            <text:p> 10.10.10.18</text:p>
          </table:table-cell>
          <table:table-cell office:value-type="string">
            <text:p> cE9UxkUevePt/OXRXRyT+WzaWTJSz5rKbx/VAUBhnGA=</text:p>
          </table:table-cell>
          <table:table-cell office:value-type="string">
            <text:p> aV5KwDtu/A544Ztf+2vlfrFtJv/zNl2Uy4QgCaw9m3c=</text:p>
          </table:table-cell>
          <table:table-cell table:number-columns-repeated="1024"/>
        </table:table-row>
        <table:table-row table:style-name="ro21">
          <table:table-cell office:value-type="float" office:value="19">
            <text:p>19</text:p>
          </table:table-cell>
          <table:table-cell office:value-type="string">
            <text:p> 10.10.10.19</text:p>
          </table:table-cell>
          <table:table-cell office:value-type="string">
            <text:p> GP8yplKtylHNXTDxjqsUeH+hPNAU3i2b+ICtnhNu210=</text:p>
          </table:table-cell>
          <table:table-cell office:value-type="string">
            <text:p> 9dnSlOHykaDBiiUuOP2UnDE3GL5nqXd67oeMhJBnR3M=</text:p>
          </table:table-cell>
          <table:table-cell table:number-columns-repeated="1024"/>
        </table:table-row>
        <table:table-row table:style-name="ro22">
          <table:table-cell office:value-type="float" office:value="20">
            <text:p>20</text:p>
          </table:table-cell>
          <table:table-cell office:value-type="string">
            <text:p> 10.10.10.20</text:p>
          </table:table-cell>
          <table:table-cell office:value-type="string">
            <text:p> sOIDvlSnuqgQpEJdktTlYtJMBum8dGdppOQhXMNof0k=</text:p>
          </table:table-cell>
          <table:table-cell office:value-type="string">
            <text:p> HrhNVAyA8CRzqfv2nfbyhXoneHlC1aIJJMRGwAxR/yQ=</text:p>
          </table:table-cell>
          <table:table-cell table:number-columns-repeated="1024"/>
        </table:table-row>
        <table:table-row table:style-name="ro23">
          <table:table-cell office:value-type="float" office:value="21">
            <text:p>21</text:p>
          </table:table-cell>
          <table:table-cell office:value-type="string">
            <text:p> 10.10.10.21</text:p>
          </table:table-cell>
          <table:table-cell office:value-type="string">
            <text:p> 2K34WnJCVGBc+AAtbFt0Xz5gGvpv/tYdB+zuuNBWKVw=</text:p>
          </table:table-cell>
          <table:table-cell office:value-type="string">
            <text:p> a1f4OOIrMwx78umsQ4r3qejqbyK2XZdO5jgTradArGk=</text:p>
          </table:table-cell>
          <table:table-cell table:number-columns-repeated="1024"/>
        </table:table-row>
        <table:table-row table:style-name="ro24">
          <table:table-cell office:value-type="float" office:value="22">
            <text:p>22</text:p>
          </table:table-cell>
          <table:table-cell office:value-type="string">
            <text:p> 10.10.10.22</text:p>
          </table:table-cell>
          <table:table-cell office:value-type="string">
            <text:p> MLlII6YnM1qr79gA7j68Zw4PRKAmmK7wF+oj3B7P4VE=</text:p>
          </table:table-cell>
          <table:table-cell office:value-type="string">
            <text:p> M72v8HmSmghLWv8xJFqUwgyHGZIzoHw1nqrZEhBKwA4=</text:p>
          </table:table-cell>
          <table:table-cell table:number-columns-repeated="1024"/>
        </table:table-row>
        <table:table-row table:style-name="ro25">
          <table:table-cell office:value-type="float" office:value="23">
            <text:p>23</text:p>
          </table:table-cell>
          <table:table-cell office:value-type="string">
            <text:p> 10.10.10.23</text:p>
          </table:table-cell>
          <table:table-cell office:value-type="string">
            <text:p> OC/2Kem/K3ugDpxwXQonf4vPKMMSKHCrTM2Gpu7GHVo=</text:p>
          </table:table-cell>
          <table:table-cell office:value-type="string">
            <text:p> 4XeYrc2ntyDnLBgHkcv2FNqGRQdsQwQdFoctqBz0BDc=</text:p>
          </table:table-cell>
          <table:table-cell table:number-columns-repeated="1024"/>
        </table:table-row>
        <table:table-row table:style-name="ro26">
          <table:table-cell office:value-type="float" office:value="24">
            <text:p>24</text:p>
          </table:table-cell>
          <table:table-cell office:value-type="string">
            <text:p> 10.10.10.24</text:p>
          </table:table-cell>
          <table:table-cell office:value-type="string">
            <text:p> 8HXszc9JAtqTrO7NnR94s1cdXENE9k+tRFPLSGLTMV0=</text:p>
          </table:table-cell>
          <table:table-cell office:value-type="string">
            <text:p> j9anAFxMkFy3qXVPLIMasY6oZgVnZDrTCG78Et/gUDo=</text:p>
          </table:table-cell>
          <table:table-cell table:number-columns-repeated="1024"/>
        </table:table-row>
        <table:table-row table:style-name="ro27">
          <table:table-cell office:value-type="float" office:value="25">
            <text:p>25</text:p>
          </table:table-cell>
          <table:table-cell office:value-type="string">
            <text:p> 10.10.10.25</text:p>
          </table:table-cell>
          <table:table-cell office:value-type="string">
            <text:p> mGmg0UoH3Fbp1YmuxIq6fzt2E52TXThRxqnmhuHiVmo=</text:p>
          </table:table-cell>
          <table:table-cell office:value-type="string">
            <text:p> d26HJmOFo5yrvgI/2hcIqqOqIPpyl63Pr2whx1NG6Wg=</text:p>
          </table:table-cell>
          <table:table-cell table:number-columns-repeated="1024"/>
        </table:table-row>
        <table:table-row table:style-name="ro28">
          <table:table-cell office:value-type="float" office:value="26">
            <text:p>26</text:p>
          </table:table-cell>
          <table:table-cell office:value-type="string">
            <text:p> 10.10.10.26</text:p>
          </table:table-cell>
          <table:table-cell office:value-type="string">
            <text:p> kPahzPFh+jbbfrQC3AL63H49Dg/Jlwu9bNtk//0zT10=</text:p>
          </table:table-cell>
          <table:table-cell office:value-type="string">
            <text:p> bxxV38GG4UpeAuSfYk9HZCK2M+R60N4a+XfQZQ/c1QY=</text:p>
          </table:table-cell>
          <table:table-cell table:number-columns-repeated="1024"/>
        </table:table-row>
        <table:table-row table:style-name="ro29">
          <table:table-cell office:value-type="float" office:value="27">
            <text:p>27</text:p>
          </table:table-cell>
          <table:table-cell office:value-type="string">
            <text:p> 10.10.10.27</text:p>
          </table:table-cell>
          <table:table-cell office:value-type="string">
            <text:p> SNtwXxXKIHdQSWmfDCLIt+pOyBAdshq1epz0l1ufpns=</text:p>
          </table:table-cell>
          <table:table-cell office:value-type="string">
            <text:p> IdOb9zUqfeJ3hwOyN/TcSG/r+P2L6tD8gXoI70MPLmI=</text:p>
          </table:table-cell>
          <table:table-cell table:number-columns-repeated="1024"/>
        </table:table-row>
        <table:table-row table:style-name="ro30">
          <table:table-cell office:value-type="float" office:value="28">
            <text:p>28</text:p>
          </table:table-cell>
          <table:table-cell office:value-type="string">
            <text:p> 10.10.10.28</text:p>
          </table:table-cell>
          <table:table-cell office:value-type="string">
            <text:p> kAzJukSmCbJ5V5E6Bg//W3Rm1GSsTwN86AOEYZwrp2w=</text:p>
          </table:table-cell>
          <table:table-cell office:value-type="string">
            <text:p> c+96T8R8ktPa9YtSmsK0nQqurJbanc/FDXCbjGTOJ2Y=</text:p>
          </table:table-cell>
          <table:table-cell table:number-columns-repeated="1024"/>
        </table:table-row>
        <table:table-row table:style-name="ro31">
          <table:table-cell office:value-type="float" office:value="29">
            <text:p>29</text:p>
          </table:table-cell>
          <table:table-cell office:value-type="string">
            <text:p> 10.10.10.29</text:p>
          </table:table-cell>
          <table:table-cell office:value-type="string">
            <text:p> CAq+CBplq34gXPvFQ8amLho3GYpU/E70GamyoO8sZkY=</text:p>
          </table:table-cell>
          <table:table-cell office:value-type="string">
            <text:p> mdC7CbjJS4J+g0EQKYm6Um6Gw0Vd9FqugqUlMD5icxE=</text:p>
          </table:table-cell>
          <table:table-cell table:number-columns-repeated="1024"/>
        </table:table-row>
        <table:table-row table:style-name="ro32">
          <table:table-cell office:value-type="float" office:value="30">
            <text:p>30</text:p>
          </table:table-cell>
          <table:table-cell office:value-type="string">
            <text:p> 10.10.10.30</text:p>
          </table:table-cell>
          <table:table-cell office:value-type="string">
            <text:p> SHpLEAKFNc0WMHvez9ed2VNL+GGRFCzWvVrTv2ETKmI=</text:p>
          </table:table-cell>
          <table:table-cell office:value-type="string">
            <text:p> FKhs35C5PiCtO8I0FZOStrUlq11N2Oay4wWACV3PNz0=</text:p>
          </table:table-cell>
          <table:table-cell table:number-columns-repeated="1024"/>
        </table:table-row>
        <table:table-row table:number-rows-repeated="33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